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paragraph-properties fo:padding="0.049cm" fo:border="0.06pt solid #d9d9e3"/>
      <style:text-properties officeooo:paragraph-rsid="001177da"/>
    </style:style>
    <style:style style:name="P2" style:family="paragraph" style:parent-style-name="Standard">
      <style:text-properties officeooo:paragraph-rsid="001177da"/>
    </style:style>
    <style:style style:name="P3" style:family="paragraph" style:parent-style-name="Standard">
      <style:paragraph-properties fo:padding="0.049cm" fo:border="0.06pt solid #d9d9e3"/>
      <style:text-properties fo:font-weight="bold" officeooo:rsid="001177da" officeooo:paragraph-rsid="001177da" style:font-weight-asian="bold" style:font-weight-complex="bold"/>
    </style:style>
    <style:style style:name="P4" style:family="paragraph" style:parent-style-name="Standard">
      <style:text-properties fo:font-weight="bold" officeooo:paragraph-rsid="001177da" style:font-weight-asian="bold" style:font-weight-complex="bold"/>
    </style:style>
    <style:style style:name="P5" style:family="paragraph" style:parent-style-name="Standard">
      <style:text-properties fo:font-weight="normal" officeooo:rsid="001177da" officeooo:paragraph-rsid="001177da" style:font-weight-asian="normal" style:font-weight-complex="normal"/>
    </style:style>
    <style:style style:name="P6" style:family="paragraph" style:parent-style-name="Text_20_body">
      <style:paragraph-properties fo:padding="0.049cm" fo:border="0.06pt solid #d9d9e3"/>
    </style:style>
    <style:style style:name="P7" style:family="paragraph" style:parent-style-name="Text_20_body">
      <style:paragraph-properties fo:padding="0.049cm" fo:border="0.06pt solid #d9d9e3"/>
      <style:text-properties officeooo:paragraph-rsid="001177da"/>
    </style:style>
    <style:style style:name="P8" style:family="paragraph" style:parent-style-name="Text_20_body">
      <style:paragraph-properties fo:padding="0.049cm" fo:border="0.06pt solid #d9d9e3"/>
      <style:text-properties fo:font-weight="bold" style:font-weight-asian="bold" style:font-weight-complex="bold"/>
    </style:style>
    <style:style style:name="P9" style:family="paragraph" style:parent-style-name="Text_20_body">
      <style:paragraph-properties fo:padding="0.049cm" fo:border="0.06pt solid #d9d9e3"/>
      <style:text-properties fo:font-weight="bold" officeooo:rsid="001177da" officeooo:paragraph-rsid="001177da" style:font-weight-asian="bold" style:font-weight-complex="bold"/>
    </style:style>
    <style:style style:name="P10" style:family="paragraph" style:parent-style-name="Text_20_body">
      <style:paragraph-properties fo:padding="0.049cm" fo:border="0.06pt solid #d9d9e3"/>
      <style:text-properties officeooo:rsid="001177da" officeooo:paragraph-rsid="001177da"/>
    </style:style>
    <style:style style:name="T1" style:family="text">
      <style:text-properties officeooo:rsid="001177da"/>
    </style:style>
    <style:style style:name="T2" style:family="text">
      <style:text-properties fo:font-weight="bold" style:font-weight-asian="bold" style:font-weight-complex="bold"/>
    </style:style>
    <style:style style:name="T3" style:family="text">
      <style:text-properties fo:font-weight="bold" officeooo:rsid="001177da" style:font-weight-asian="bold" style:font-weight-complex="bold"/>
    </style:style>
    <style:style style:name="T4" style:family="text">
      <style:text-properties fo:font-weight="bold" style:font-weight-asian="bold" style:font-weight-complex="bold" loext:padding="0.049cm" loext:border="0.06pt solid #d9d9e3"/>
    </style:style>
    <style:style style:name="T5" style:family="text">
      <style:text-properties style:text-position="super 58%"/>
    </style:style>
    <style:style style:name="T6" style:family="text">
      <style:text-properties fo:font-weight="normal" officeooo:rsid="001177da" style:font-weight-asian="normal" style:font-weight-complex="normal" loext:padding="0.049cm" loext:border="0.06pt solid #d9d9e3"/>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ext:line-break/><text:span text:style-name="T3">1.</text:span><text:span text:style-name="T1"> </text:span><text:span text:style-name="T2">Introduction:</text:span></text:p>
      <text:p text:style-name="P6">1.1 David John Leonard Hale, the claimant, is the exclusive tenant of 40A Landford Place, L96BT, a property owned by Cobalt Housing Ltd. Cobalt Housing Ltd engaged Fieldway Group Ltd for the installation of fire alarm systems in its properties, including the claimant's, to ensure compliance with British Standards as specified in BS5839-6.</text:p>
      <text:p text:style-name="P6">1.2 The installation by the defendant, Fieldway Group Ltd, occurred on October 15, 2020, with previous work conducted earlier in the year. Unfortunately, the defendants neglected to conduct an effective risk assessment, leading to improper installation of fire alarms in terms of wiring circuits and <text:span text:style-name="T1">unit </text:span>placement within the property.</text:p>
      <text:p text:style-name="P6">1.3 The claimant alleges that on January 15, 2021, after using the bathroom and switching on the kitchen fluorescent light, he experienced an unexpected, loud, high-frequency noise exceeding 100dB. This incident resulted in panic and <text:span text:style-name="T1">a </text:span>subsequent <text:span text:style-name="T1">scramble to </text:span>silencing of the alarms for the well-being of his dog and neighbo<text:span text:style-name="T1">u</text:span>rs <text:span text:style-name="T1">before retiring to bed</text:span>.</text:p>
      <text:p text:style-name="P6">1.4 The claimant asserts <text:span text:style-name="T1">he was awakened within hours with a sensation that his head was shaking and with tinnitus. He sserts he continues to suffer </text:span>adverse health effects, including Left hemi facial paresthesia, bilateral intrusive tinnitus, mild high-frequency hearing loss, <text:span text:style-name="T1">vertigo, loss of smell, </text:span>and Chronic insomnia disorder, which have severely impacted his quality of life and ability to maintain employment.</text:p>
      <text:p text:style-name="P6">1.5 This claim seeks compensation for Pain, Suffering, and Loss of Amenity arising from an acoustic shock injury due to Fieldway's failure to adhere to industry standards during the fire alarm system installation. The claimant emphasizes the negative impact on well-being, loss of sleep, and impaired cognitive capacity affecting ADHD and Autism management.</text:p>
      <text:p text:style-name="P1"><text:span text:style-name="T2">2</text:span>. <text:span text:style-name="T2">NEGLIGENCE CLAIM</text:span></text:p>
      <text:p text:style-name="P8"><text:span text:style-name="T1">2.1 </text:span>Breach of BS5839-6 Section 22:</text:p>
      <text:p text:style-name="P6">2.1.<text:span text:style-name="T1">1</text:span> Fieldway breached BS5839-6 Section 22, neglecting recommendations, <text:span text:style-name="T1">that the document says should be met,</text:span> concerning electromagnetic interference in fire alarm system design and installation, <text:span text:style-name="T1">specifically in relation to fluorescent light fixtures</text:span>.</text:p>
      <text:p text:style-name="P6">2.<text:span text:style-name="T1">1.2</text:span> Fieldway failed to ensure compliance with British Standards and FireAngels HM-SN-1/SM-SN-1 Installation and User Guide, allowing electromagnetic interference from fluorescent luminaires <text:span text:style-name="T1">by wiring two of the units on to a wiring ciruits containing uch a light, with one wired directly into the fitting itself.</text:span></text:p>
      <text:p text:style-name="P8"><text:span text:style-name="T1">2.2 </text:span>Breach of BS5839-6 Section 12.2 (d):</text:p>
      <text:p text:style-name="P6"><text:span text:style-name="T1">2.2</text:span>.1 Fieldway's negligence extends to violating BS5839-6 Section 12.2 (d) by improperly siting optical smoke detectors in close proximity to rooms susceptible to steam, such as bathrooms.</text:p>
      <text:p text:style-name="P7"><text:span text:style-name="T1">2.2</text:span>.2 This breach potentially compromised the fire alarm system's functionality, posing increased risks to the claimant's safety.</text:p>
      <text:p text:style-name="P8"><text:span text:style-name="T1">2.3 </text:span>Failure to Properly Risk Assess:</text:p>
      <text:p text:style-name="P7"><text:soft-page-break/><text:span text:style-name="T1">2.3</text:span>.1 Both Cobalt Housing Ltd and Fieldway failed to conduct proper risk assessments, crucial for identifying issues affecting the compatibility of room size, layout, and fire alarm units' placement with the property's features.</text:p>
      <text:p text:style-name="P7"><text:span text:style-name="T1">2.3</text:span>.2 Fieldway's disregard for existing fire alarm wiring circuits and failure to produce relevant certification further highlight their lack of care and negligence during installation.</text:p>
      <text:p text:style-name="P8"><text:span text:style-name="T1">2.4 </text:span>Adverse Impact on Fire Alarm System:</text:p>
      <text:p text:style-name="P6"><text:span text:style-name="T1">2.4</text:span>.1 Fieldway's failure resulted in an increased likelihood of false alarms, compromising the overall effectiveness of the fire alarm system.</text:p>
      <text:p text:style-name="P6"><text:span text:style-name="T1">2.4</text:span>.2 The consequential triggering of alarms led to a serious and permanent impact on the claimant's health and well-being.</text:p>
      <text:p text:style-name="P9">3 DAMAGES CLAIM</text:p>
      <text:p text:style-name="P4"><text:span text:style-name="T1">3.1</text:span> General Damages for Pain, Suffering, and Loss of Amenity.</text:p>
      <text:p text:style-name="P5">3.1.1 The claimant asserts that he has 24 hours a day intusive tinnitus that leaves him unable to think or function as he once did.</text:p>
      <text:p text:style-name="P5">3.1.2 The claimant asserts he now has insomnia due to the tinnitus and can only sleep 2-3 hours at most without sleeping pills. The continued use of such pills has left the claimant with a state of well being akin to a permanaent hangover. Debilitating fatigue but without the ability to sleep is the alternative.<text:line-break/>3.1.3 The claimant asserts he suffers from vertigo and spends most days feeling nautious from the diziness.<text:line-break/>3.1.4 The claimant asserts he can wake with the sensation of his head is vibrating. This excaerpates all other sysmptoms and is in turn distressing.</text:p>
      <text:p text:style-name="P5">3.1.5 The claimant still numerous days where he experiences pressure waves, fluttering eardrums, left hemi facial paresthesia. All of which are distressing and a constant source of anxiety he is about to experience another major flare up of other sysmptoms.</text:p>
      <text:p text:style-name="P5">3.1.6 The claimant asserts he now has the sensation of a permanent blocked nose but without any such condition. He asserts he now has a much reduced sense of smell.<text:line-break/>3.1.7 The claimant asserts he has numerous days where his left temporal area is tender and causes either mild pain or intermittent shooting pain of far higher intensity.</text:p>
      <text:p text:style-name="P5">3.1.7 The claimants symptoms are varied but all consistent with those acknowledged as symptoms of acoustic shock. The cyclical nature and ease as to how they can flare up makes habituating to them impossible as it does to habituating to the constant changing multi tonal tinnitus. Any good spells are as crushing as bad spells as the hope of improvement affored from such a good spell is crushed everytime the condition flares up. The rapid swings from relative (to the claimant) good spells to bad spells are a major contributing factor to the claiments mental health struggles.<text:line-break/>3.1.8 The claimant has previously been diagnosed with ADHD, which would have made him more suseptible to an acostic shock. However managing his ADHD and Autism is near on impossible given the lack of any meaningful sleep routine, the intrusivness of the tinnitus and the fatigue he now suffers.</text:p>
      <text:p text:style-name="P5"/>
      <text:p text:style-name="P2"><text:span text:style-name="T3">3.2 </text:span><text:span text:style-name="Strong_20_Emphasis"><text:span text:style-name="T4">Loss of Earnings from Employment:</text:span></text:span></text:p>
      <text:p text:style-name="P2"><text:span text:style-name="Strong_20_Emphasis"><text:span text:style-name="T6">3.2.1The claimant has tried to return to work a number of times but the inabailty to maintain a sleep routine seriously hinders his ability to work.</text:span></text:span></text:p>
      <text:p text:style-name="P2"><text:span text:style-name="Strong_20_Emphasis"><text:span text:style-name="T6">3.2.2 The intrusive nature of the tinnitus renders the claimant with a far reduced cognative ability which also hinders his ability to work even from home with any meaningul consistency.</text:span></text:span></text:p>
      <text:p text:style-name="P2"><text:soft-page-break/><text:span text:style-name="Strong_20_Emphasis"><text:span text:style-name="T6">3.2.3 The claimant asserts his condition can flare up if exposed to any sudden noise, or a noise that is remotely approaching the definition of loud. An emergency servcies vehicle, reving motorbike, children shouting on a bus are all examples of daily sounds that can cause the claimant’s condition to flare up and render the claimant in distress.</text:span></text:span></text:p>
      <text:p text:style-name="P4"><text:span text:style-name="T1">3.3</text:span> Aggravated Damages.</text:p>
      <text:p text:style-name="P7"><text:span text:style-name="T1">3.3</text:span>.1 The denial of negligence <text:span text:style-name="T1">almost exclusively only denying any negligence in the installation, </text:span>despite clear evidence from BS5839-6, manufacturer's instructions, and <text:span text:style-name="T1">Icons </text:span>audit report, has caused additional distress to the claimant.</text:p>
      <text:p text:style-name="P10">3.3.2 Given the nature of the denial it has hindered the claimants ability to seek legal assistance given the late provision of the Icon report which clearly outlines that the grounds for denial were speculative.</text:p>
      <text:p text:style-name="P7"><text:span text:style-name="T1">3.3</text:span>.2 The claimant urges the court to consider aggravated damages due to the speculative denial <text:span text:style-name="T1">of any negligence in the installation which has </text:span>causing further distress <text:span text:style-name="T1">due to the obvious flaws in the installation.</text:span></text:p>
      <text:p text:style-name="P4"><text:span text:style-name="T1">3.4</text:span> Exemplary Damages.</text:p>
      <text:p text:style-name="P7"><text:span text:style-name="T1">3.4</text:span>.1 Fieldway <text:span text:style-name="T1">and Cobalts</text:span> failure to provide essential documentation and audit reports has hindered the claimant's ability to present evidence and seek legal assistance.</text:p>
      <text:p text:style-name="P10">3.4.2 Icons audit report was only made availiable, by Cobalt, to the claimant in August of 2023 despite prior their prior assurances the claimants concerns regarding the installation would be addressed after the removal and replacement of the fire alarm system.</text:p>
      <text:p text:style-name="P10">3.4.3 The claimant requested access to all installation documentation so he could seek his own audit report but was denied access to both MEIWC until after the original system had been replaced.<text:line-break/><text:line-break/>3.4.4 The claimand requested, and never received, access to any risk assessments or similar documentation pertanant to the fire saftey of him home from either defendant.</text:p>
      <text:p text:style-name="P10">3.4.5 The claimant has requested the survey report carried out by Fieldway on the 30<text:span text:style-name="T5">th</text:span> July 2021 but has never received this report.</text:p>
      <text:p text:style-name="P10">3.4.6 The claimant has requested the post inspection report carried out by Cobalt some time after the original installation but has never had this request actioned.</text:p>
      <text:p text:style-name="P7"><text:span text:style-name="T1">3.4</text:span>.<text:span text:style-name="T1">7</text:span> The claimant requests exemplary damages due to both defendants' actions in denying access to critical documents <text:span text:style-name="T1">that hindered his ability to seek legal assistance and the distress in their doing so</text:span>.</text:p>
      <text:p text:style-name="P3">3.5 Any further relief deemed just by the court.</text:p>
      <text:p text:style-name="P10">3.5.1 The claimant would ask the court to consider the cost and potential of treatment options availiable to him that might bring some relief and the ongoing debilitanting effects of his condition should any future treatment be unsucessful. </text:p>
      <text:p text:style-name="P6"><text:span text:style-name="T1">3.5</text:span>.<text:span text:style-name="T1">2</text:span> The claimant reserves the right to claim for any future losses arising from Fieldway's negligence.</text:p>
      <text:p text:style-name="P6"/>
      <text:p text:style-name="P6"><text:soft-page-break/></text:p>
      <text:p text:style-name="P6"/>
      <text:p text:style-name="P7"/>
      <text:p text:style-name="P8">Conclusion:</text:p>
      <text:p text:style-name="P6">7.1 Fieldway's failure to follow standards directly contributed to improper functioning of the fire alarm system, exposing the claimant to risks and distress.</text:p>
      <text:p text:style-name="P6">7.2 Both Cobalt Housing Ltd and Fieldway Group's negligence in risk assessment and inspection contributed to a serious and ongoing acoustic shock injury.</text:p>
      <text:p text:style-name="P6">7.3 The claimant seeks appropriate compensation for losses incurred due to Fieldway's negligence and both parties' failure to properly assess or inspect the installation process.</text:p>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1-07T20:28:22.402000000</meta:creation-date>
    <dc:date>2024-01-07T21:48:54.773000000</dc:date>
    <meta:editing-duration>PT1H20M32S</meta:editing-duration>
    <meta:editing-cycles>2</meta:editing-cycles>
    <meta:generator>LibreOffice/7.4.3.2$Windows_X86_64 LibreOffice_project/1048a8393ae2eeec98dff31b5c133c5f1d08b890</meta:generator>
    <meta:document-statistic meta:table-count="0" meta:image-count="0" meta:object-count="0" meta:page-count="4" meta:paragraph-count="48" meta:word-count="1467" meta:character-count="9403" meta:non-whitespace-character-count="7981"/>
  </office:meta>
</office:document-meta>
</file>